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Standard" style:list-style-name="L10">
      <style:text-properties fo:font-style="normal" style:font-style-asian="normal" style:font-style-complex="normal"/>
    </style:style>
    <style:style style:name="P10" style:family="paragraph" style:parent-style-name="Standard" style:list-style-name="L10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0"/>
    <style:style style:name="P12" style:family="paragraph" style:parent-style-name="Text_20_body" style:list-style-name="L1"/>
    <style:style style:name="P13" style:family="paragraph" style:parent-style-name="Text_20_body" style:list-style-name="L4"/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 style:list-style-name="L4">
      <style:text-properties fo:font-style="normal" style:font-style-asian="normal" style:font-style-complex="normal"/>
    </style:style>
    <style:style style:name="P16" style:family="paragraph" style:parent-style-name="Text_20_body" style:list-style-name="L7">
      <style:text-properties fo:font-style="normal" style:font-style-asian="normal" style:font-style-complex="normal"/>
    </style:style>
    <style:style style:name="P17" style:family="paragraph" style:parent-style-name="Text_20_body" style:list-style-name="L8">
      <style:text-properties fo:font-style="normal" style:font-style-asian="normal" style:font-style-complex="normal"/>
    </style:style>
    <style:style style:name="P18" style:family="paragraph" style:parent-style-name="Text_20_body" style:list-style-name="L9">
      <style:text-properties fo:font-style="normal" style:font-style-asian="normal" style:font-style-complex="normal"/>
    </style:style>
    <style:style style:name="P19" style:family="paragraph" style:parent-style-name="Text_20_body" style:list-style-name="L11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1787840082" text:style-name="L1">
        <text:list-item>
          <text:p text:style-name="P12">\brms-rewards-demo</text:p>
          <text:list>
            <text:list-item>
              <text:p text:style-name="P12">\installs – Initially empty, but will contain the BRMS platform downloads.</text:p>
            </text:list-item>
            <text:list-item>
              <text:p text:style-name="P12">\projects – The project that comprise the demo.</text:p>
            </text:list-item>
            <text:list-item>
              <text:p text:style-name="P12">\support – Additional supporting files used by the demo.</text:p>
            </text:list-item>
            <text:list-item>
              <text:p text:style-name="P12">\target – Will be created by running init.sh. Contains the fully configured BRMS runtime server.</text:p>
            </text:list-item>
            <text:list-item>
              <text:p text:style-name="P12">init.sh – Script to install and configure the run time server environment.</text:p>
            </text:list-item>
            <text:list-item>
              <text:p text:style-name="P12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1310089746" text:style-name="L2">
        <text:list-item>
          <text:p text:style-name="P7">Under <text:span text:style-name="T1">JBoss Enterprise Platforms</text:span>, select the <text:span text:style-name="T1">BRMS Platform</text:span><text:span text:style-name="T3"> product.</text:span></text:p>
        </text:list-item>
        <text:list-item>
          <text:p text:style-name="P7"><text:span text:style-name="T3">Select version </text:span><text:span text:style-name="T1">5.3.0</text:span><text:span text:style-name="T3"> in the </text:span><text:span text:style-name="T1">Version</text:span><text:span text:style-name="T3"> field.</text:span></text:p>
        </text:list-item>
        <text:list-item>
          <text:p text:style-name="P7"><text:span text:style-name="T3">Download </text:span><text:span text:style-name="T1">JBoss BRMS 5.3.0<text:line-break/>(</text:span><text:span text:style-name="T3">Please note that this is the deployable distribution, not the standalone one.)</text:span></text:p>
        </text:list-item>
      </text:list>
      <text:p text:style-name="P1"/>
      <text:p text:style-name="P1">Now copy <text:span text:style-name="T4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1201548727" text:style-name="L3">
        <text:list-item>
          <text:p text:style-name="P8">The <text:span text:style-name="T1">admin</text:span> account enabled (password is <text:span text:style-name="T1">admin</text:span>) in the brms-users.properties file in <text:span text:style-name="T1">brms-rewards-demo/target/brms-standalone-5.3.0/jboss-as/server/default/conf/props</text:span>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66258697" text:style-name="L4">
        <text:list-item>
          <text:p text:style-name="P13">Either select or switch to a new workspace by pointing to the <text:span text:style-name="T1">brms-rewards-demo/projects</text:span><text:span text:style-name="T3"> folder.</text:span></text:p>
        </text:list-item>
        <text:list-item>
          <text:p text:style-name="P15">If the Welcome to JBoss Developer Studio screen appears, dismiss it by click the Workbench arrow in the upper right</text:p>
        </text:list-item>
      </text:list>
      <text:p text:style-name="P4">Fix for missing GEF dependency in SOA Tools update site</text:p>
      <text:list xml:id="list2104386520" text:style-name="L12">
        <text:list-item>
          <text:p text:style-name="P20">Select <text:span text:style-name="T1">Help → Install New Software... </text:span>and add GEF update site <text:span text:style-name="T11">http://download.eclipse.org/tools/gef/updates/releases/ </text:span></text:p>
        </text:list-item>
        <text:list-item>
          <text:p text:style-name="P20"><text:span text:style-name="T10">Do not select any components</text:span><text:span text:style-name="T11">, move on to next step to install SOA tools update site and the needed dependencies for GEF will be automatically resolved. </text:span></text:p>
        </text:list-item>
      </text:list>
      <text:p text:style-name="P4">Install SOA tools for BRMS</text:p>
      <text:list xml:id="list1106716128" text:style-name="L5">
        <text:list-item>
          <text:p text:style-name="P21"><text:span text:style-name="T3">Select </text:span><text:span text:style-name="T1">Help → Install New Software... </text:span><text:span text:style-name="T3">and add SOA Tools update site https://devstudio.jboss.com/updates/5.0/staging/soa-tooling/</text:span></text:p>
        </text:list-item>
        <text:list-item>
          <text:p text:style-name="P22"><text:span text:style-name="T7">Select </text:span><text:span text:style-name="T9">BRMS Tooling, SOA-P Tooling </text:span><text:span text:style-name="T8">and</text:span><text:span text:style-name="T9"> JBoss SOA Development (all sub-menu items will be selected) </text:span><text:span text:style-name="T8">and proceed thru installation and <text:s/>restart JBoss Developer Studio to complete the installation. You will be told to restart JBoss Developer Studio for the changes to take effect, do this now.</text:span></text:p>
        </text:list-item>
      </text:list>
      <text:p text:style-name="P4">Detect and add a BRMS 5.3.0 runtime environment</text:p>
      <text:list xml:id="list1895117025" text:style-name="L6">
        <text:list-item>
          <text:p text:style-name="P23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3"><text:span text:style-name="T3">In the left hand side, expand </text:span><text:span text:style-name="T1">JBoss Tools</text:span><text:span text:style-name="T3"> and then select </text:span><text:span text:style-name="T1">JBoss Tool Runtime Detection</text:span></text:p>
        </text:list-item>
        <text:list-item>
          <text:p text:style-name="P23"><text:span text:style-name="T3">Select the </text:span><text:span text:style-name="T1">Add</text:span><text:span text:style-name="T3"> button and navigate to the </text:span><text:span text:style-name="T1">brms-rewards-demo/target</text:span><text:span text:style-name="T3"> folder, then select </text:span><text:span text:style-name="T1">OK</text:span><text:span text:style-name="T3">.</text:span></text:p>
        </text:list-item>
        <text:list-item>
          <text:p text:style-name="P23"><text:span text:style-name="T3">The </text:span><text:span text:style-name="T1">brms-standalone-5.3.0</text:span><text:span text:style-name="T3"> runtime created earlier should have been found and selected. <text:s/>If so, select </text:span><text:span text:style-name="T1">OK</text:span><text:span text:style-name="T3">.</text:span></text:p>
        </text:list-item>
        <text:list-item>
          <text:p text:style-name="P23"><text:span text:style-name="T3">Select </text:span><text:span text:style-name="T1">OK</text:span><text:span text:style-name="T3"> again to close the Preferences dialog window.</text:span></text:p>
        </text:list-item>
      </text:list>
      <text:p text:style-name="P4">Detect and add jBPM BRMS 5.3.0 runtime environment</text:p>
      <text:list xml:id="list427407267" text:style-name="L7">
        <text:list-item>
          <text:p text:style-name="P24"><text:soft-page-break/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4"><text:span text:style-name="T3">In the left hand side, expand </text:span><text:span text:style-name="T1">JBM</text:span><text:span text:style-name="T3"> and then select </text:span><text:span text:style-name="T1">Installed jBPM Runtimes</text:span></text:p>
        </text:list-item>
        <text:list-item>
          <text:p text:style-name="P24"><text:span text:style-name="T3">If not automatically listed in the view: Select the </text:span><text:span text:style-name="T1">Add</text:span><text:span text:style-name="T3"> button, then the </text:span><text:span text:style-name="T1">Create a new jBPM Runtime... </text:span><text:span text:style-name="T3">button and navigate to the </text:span><text:span text:style-name="T1">brms-rewards-demo/target/brms-standalone-5.3.0</text:span><text:span text:style-name="T3"> folder, then name the runtime </text:span><text:span text:style-name="T1">jBPM BRMS 5.3.0 runtime and </text:span><text:span text:style-name="T3">select </text:span><text:span text:style-name="T1">OK</text:span><text:span text:style-name="T3">.</text:span></text:p>
        </text:list-item>
        <text:list-item>
          <text:p text:style-name="P24"><text:span text:style-name="T3">The </text:span><text:span text:style-name="T1">jBPM BRMS 5.3.0 runtime</text:span><text:span text:style-name="T3"> should be selected. <text:s/>If so, select </text:span><text:span text:style-name="T1">OK </text:span><text:span text:style-name="T3">to close the Preferences </text:span><text:span text:style-name="T3">dialog window.</text:span></text:p>
        </text:list-item>
        <text:list-item>
          <text:p text:style-name="P16">You will be told to restart JBoss Developer Studio for the changes to take effect, do this now.</text:p>
        </text:list-item>
      </text:list>
      <text:p text:style-name="P4">Detect and add Drools 5.3.1 runtime environment</text:p>
      <text:list xml:id="list2126980108" text:continue-numbering="true" text:style-name="L7">
        <text:list-item>
          <text:p text:style-name="P24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4"><text:span text:style-name="T3">In the left hand side, expand </text:span><text:span text:style-name="T1">Drools</text:span><text:span text:style-name="T3"> and then select </text:span><text:span text:style-name="T1">Installed Drools Runtimes</text:span></text:p>
        </text:list-item>
        <text:list-item>
          <text:p text:style-name="P24"><text:span text:style-name="T3">If not automatically listed in the view: Select the </text:span><text:span text:style-name="T1">Add</text:span><text:span text:style-name="T3"> button, then the </text:span><text:span text:style-name="T1">Create a new Drools 5 Runtime... </text:span><text:span text:style-name="T3">button and navigate to the </text:span><text:span text:style-name="T1">brms-rewards-demo/target/brms-standalone-5.3.0</text:span><text:span text:style-name="T3"> folder, then name the runtime </text:span><text:span text:style-name="T1">Drools 5.3.1.Final runtime </text:span><text:span text:style-name="T3">and</text:span><text:span text:style-name="T1"> </text:span><text:span text:style-name="T3">select </text:span><text:span text:style-name="T1">OK</text:span><text:span text:style-name="T3">.</text:span></text:p>
        </text:list-item>
        <text:list-item>
          <text:p text:style-name="P24"><text:span text:style-name="T3">Select the </text:span><text:span text:style-name="T1">Drools 5.3.1.Final runtime.</text:span></text:p>
        </text:list-item>
        <text:list-item>
          <text:p text:style-name="P24"><text:span text:style-name="T3">In </text:span><text:span text:style-name="T1">Drools </text:span><text:span text:style-name="T3">in the left hand side menu select </text:span><text:span text:style-name="T1">Drools Flow nodes</text:span><text:span text:style-name="T3">, make sure all boxes are checked (some are unchecked by default, don't ask me why...) and select </text:span><text:span text:style-name="T1">OK </text:span><text:span text:style-name="T3">to close the Preferences dialog window.</text:span></text:p>
        </text:list-item>
        <text:list-item>
          <text:p text:style-name="P16">You will be told to restart JBoss Developer Studio for the changes to take effect, do this now.</text:p>
        </text:list-item>
      </text:list>
      <text:p text:style-name="P4">Import Projects</text:p>
      <text:list xml:id="list774157650" text:style-name="L8">
        <text:list-item>
          <text:p text:style-name="P25"><text:span text:style-name="T3">Select </text:span><text:span text:style-name="T1">Import...</text:span><text:span text:style-name="T3"> from the </text:span><text:span text:style-name="T1">File</text:span><text:span text:style-name="T3"> menu.</text:span></text:p>
        </text:list-item>
        <text:list-item>
          <text:p text:style-name="P25"><text:span text:style-name="T3">Expand the </text:span><text:span text:style-name="T1">General</text:span><text:span text:style-name="T3"> folder, and then select </text:span><text:span text:style-name="T1">Existing Projects into Workspace</text:span></text:p>
        </text:list-item>
        <text:list-item>
          <text:p text:style-name="P25"><text:span text:style-name="T3">Select the </text:span><text:span text:style-name="T1">Browse</text:span><text:span text:style-name="T3"> button to </text:span><text:span text:style-name="T1">Select root directory</text:span><text:span text:style-name="T3">, you should be in the </text:span><text:span text:style-name="T1">brms-rewards-demo</text:span><text:span text:style-name="T3"> folder (if not, then navigate there) and then select </text:span><text:span text:style-name="T1">OK</text:span><text:span text:style-name="T3">.</text:span></text:p>
        </text:list-item>
        <text:list-item>
          <text:p text:style-name="P25"><text:span text:style-name="T3">Make sure the project (</text:span><text:span text:style-name="T1">brms-rewards-demo</text:span><text:span text:style-name="T3">) is selected and then select </text:span><text:span text:style-name="T1">Finish</text:span><text:span text:style-name="T3">.</text:span></text:p>
        </text:list-item>
        <text:list-item>
          <text:p text:style-name="P17">The projects are now imported.</text:p>
        </text:list-item>
      </text:list>
      <text:h text:style-name="P26" text:outline-level="2">Start the JBoss Enterprise BRMS Platform (todo)</text:h>
      <text:p text:style-name="P4">In this section, you will start the server from within JBoss Developer Studio.</text:p>
      <text:list xml:id="list337226773" text:style-name="L9">
        <text:list-item>
          <text:p text:style-name="P18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8">You should see the <text:span text:style-name="T1">brms-standalone-5.3.0</text:span> server you created earlier.</text:p>
        </text:list-item>
        <text:list-item>
          <text:p text:style-name="P18">Right click on <text:span text:style-name="T1">brms-standalone-5.3.0</text:span> and select Start from the pop-up menu. In a few moments your JBoss Enterprise BRMS Platform will be running.</text:p>
        </text:list-item>
      </text:list>
      <text:h text:style-name="Heading_20_2" text:outline-level="2"><text:soft-page-break/>Importing Rule Repository (todo)</text:h>
      <text:p text:style-name="Text_20_body">In this section, you will import all of the JBoss Enterprise BRMS artifacts into the Business Rules Manager (a.k.a. Guvnor).</text:p>
      <text:list xml:id="list1234049774" text:style-name="L10">
        <text:list-item>
          <text:p text:style-name="P11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9">Use the default credentials of <text:span text:style-name="T1">admin</text:span>/<text:span text:style-name="T1">admin</text:span></text:p>
        </text:list-item>
        <text:list-item>
          <text:p text:style-name="P9">Upon logging in, you will see the following prompt<text:span text:style-name="T5">:<text:line-break/><text:line-break/>This looks like a brand new repository.</text:span></text:p>
          <text:p text:style-name="P9"><text:span text:style-name="T5">Would you like to install a sample repository?<text:line-break/></text:span><text:span text:style-name="T6"><text:line-break/>Important: Please be sure to select </text:span><text:span text:style-name="T2">No thanks.</text:span></text:p>
        </text:list-item>
        <text:list-item>
          <text:p text:style-name="P10">Select the <text:span text:style-name="T1">Administration</text:span> section on the left hand side</text:p>
        </text:list-item>
        <text:list-item>
          <text:p text:style-name="P10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0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10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Deploying Demo Artifacts (TODO)</text:h>
      <text:p text:style-name="Text_20_body">The last bit of set-up involves deploying the projects you previously imported.</text:p>
      <text:list xml:id="list950509288" text:style-name="L11">
        <text:list-item>
          <text:p text:style-name="P19"/>
        </text:list-item>
      </text:list>
      <text:p text:style-name="P4">That is it!! <text:s/>You have successfully installed and configured the BRMS Rewards Demo application.</text:p>
      <text:h text:style-name="Heading_20_1" text:outline-level="1">Running the Demo (TODO)</text:h>
      <text:h text:style-name="P26" text:outline-level="2">to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08T15:15:28</dc:date>
    <meta:editing-duration>P3DT3H27M2S</meta:editing-duration>
    <meta:editing-cycles>48</meta:editing-cycles>
    <meta:generator>LibreOffice/3.4$Unix LibreOffice_project/340m1$Build-402</meta:generator>
    <meta:document-statistic meta:table-count="0" meta:image-count="0" meta:object-count="0" meta:page-count="4" meta:paragraph-count="89" meta:word-count="1110" meta:character-count="7059" meta:non-whitespace-character-count="6082"/>
  </office:meta>
</office:document-meta>
</file>